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4846in"/>
    </style:style>
    <style:style style:name="co3" style:family="table-column">
      <style:table-column-properties fo:break-before="auto" style:column-width="1.6543in"/>
    </style:style>
    <style:style style:name="co4" style:family="table-column">
      <style:table-column-properties fo:break-before="auto" style:column-width="5.1811in"/>
    </style:style>
    <style:style style:name="co5" style:family="table-column">
      <style:table-column-properties fo:break-before="auto" style:column-width="9.0091in"/>
    </style:style>
    <style:style style:name="co6" style:family="table-column">
      <style:table-column-properties fo:break-before="auto" style:column-width="0.4638in"/>
    </style:style>
    <style:style style:name="co7" style:family="table-column">
      <style:table-column-properties fo:break-before="auto" style:column-width="1.7827in"/>
    </style:style>
    <style:style style:name="co8" style:family="table-column">
      <style:table-column-properties fo:break-before="auto" style:column-width="6.582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properties fo:font-weight="bold" style:font-weight-asian="bold" style:font-weight-complex="bold"/>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justify" fo:margin-left="0in"/>
    </style:style>
    <style:style style:name="ce4" style:family="table-cell" style:parent-style-name="Default">
      <style:table-cell-properties style:text-align-source="fix" style:repeat-content="false" style:vertical-align="middle"/>
      <style:paragraph-properties fo:text-align="justify" fo:margin-left="0in"/>
      <style:text-properties fo:font-style="italic" style:font-style-asian="italic" style:font-style-complex="italic"/>
    </style:style>
    <style:style style:name="ce5" style:family="table-cell" style:parent-style-name="Default">
      <style:table-cell-properties style:text-align-source="value-type" style:repeat-content="false" style:vertical-align="middle"/>
      <style:paragraph-properties fo:margin-left="0in"/>
    </style:style>
    <style:style style:name="ce6" style:family="table-cell" style:parent-style-name="Default">
      <style:table-cell-properties style:vertical-align="automatic"/>
    </style:style>
    <style:style style:name="ce7" style:family="table-cell" style:parent-style-name="Default">
      <style:table-cell-properties fo:background-color="#b2b2b2" fo:wrap-option="no-wrap"/>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justify" fo:margin-left="0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style-complex="normal" style:font-style-asian="normal" fo:font-style="normal"/>
    </style:style>
    <style:style style:name="T4" style:family="text">
      <style:text-properties fo:font-style="italic" style:font-style-complex="italic" style:font-style-asian="italic"/>
    </style:style>
    <style:style style:name="T5" style:family="text">
      <style:text-properties style:font-style-asian="italic" style:font-style-complex="italic" fo:font-style="italic"/>
    </style:style>
    <style:style style:name="T6" style:family="text">
      <style:text-properties fo:font-style="normal" style:font-style-complex="normal" style:font-style-asian="normal"/>
    </style:style>
    <style:style style:name="T7" style:family="text">
      <style:text-properties style:font-style-complex="italic" fo:font-style="italic" style:font-style-asian="italic"/>
    </style:style>
    <style:style style:name="T8" style:family="text">
      <style:text-properties style:font-style-complex="normal" fo:font-style="normal" style:font-style-asian="normal"/>
    </style:style>
    <style:style style:name="T9" style:family="text">
      <style:text-properties style:font-style-complex="italic" style:font-style-asian="italic" fo:font-style="italic"/>
    </style:style>
  </office:automatic-styles>
  <office:body>
    <office:spreadsheet>
      <table:calculation-settings table:automatic-find-labels="false" table:use-regular-expressions="false" table:use-wildcards="true"/>
      <table:table table:name="SUP4A_IPR_data"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pr</text:p>
          </table:table-cell>
          <table:table-cell table:style-name="ce1" office:value-type="string" calcext:value-type="string">
            <text:p>name</text:p>
          </table:table-cell>
          <table:table-cell table:style-name="ce1" office:value-type="string" calcext:value-type="string">
            <text:p>associated_with</text:p>
          </table:table-cell>
        </table:table-row>
        <table:table-row table:style-name="ro1">
          <table:table-cell office:value-type="string" calcext:value-type="string">
            <text:p>IPR000718</text:p>
          </table:table-cell>
          <table:table-cell office:value-type="string" calcext:value-type="string">
            <text:p>Peptidase M13</text:p>
          </table:table-cell>
          <table:table-cell office:value-type="string" calcext:value-type="string">
            <text:p>Parasitism/parasitoidism</text:p>
          </table:table-cell>
        </table:table-row>
        <table:table-row table:style-name="ro1">
          <table:table-cell office:value-type="string" calcext:value-type="string">
            <text:p>IPR002625</text:p>
          </table:table-cell>
          <table:table-cell office:value-type="string" calcext:value-type="string">
            <text:p>Smr domain</text:p>
          </table:table-cell>
          <table:table-cell office:value-type="string" calcext:value-type="string">
            <text:p>Parasitism/parasitoidism</text:p>
          </table:table-cell>
        </table:table-row>
        <table:table-row table:style-name="ro1">
          <table:table-cell office:value-type="string" calcext:value-type="string">
            <text:p>IPR008025</text:p>
          </table:table-cell>
          <table:table-cell office:value-type="string" calcext:value-type="string">
            <text:p>CPI-17</text:p>
          </table:table-cell>
          <table:table-cell office:value-type="string" calcext:value-type="string">
            <text:p>Eusociality</text:p>
          </table:table-cell>
        </table:table-row>
        <table:table-row table:style-name="ro1">
          <table:table-cell office:value-type="string" calcext:value-type="string">
            <text:p>IPR010995</text:p>
          </table:table-cell>
          <table:table-cell office:value-type="string" calcext:value-type="string">
            <text:p>DNA repair Rad51/transcription factor NusA, alpha-helical</text:p>
          </table:table-cell>
          <table:table-cell office:value-type="string" calcext:value-type="string">
            <text:p>Parasitism/parasitoidism</text:p>
          </table:table-cell>
        </table:table-row>
        <table:table-row table:style-name="ro1">
          <table:table-cell office:value-type="string" calcext:value-type="string">
            <text:p>IPR011940</text:p>
          </table:table-cell>
          <table:table-cell office:value-type="string" calcext:value-type="string">
            <text:p>Meiotic recombination protein Dmc1</text:p>
          </table:table-cell>
          <table:table-cell office:value-type="string" calcext:value-type="string">
            <text:p>Parasitism/parasitoidism</text:p>
          </table:table-cell>
        </table:table-row>
        <table:table-row table:style-name="ro1">
          <table:table-cell office:value-type="string" calcext:value-type="string">
            <text:p>IPR014878</text:p>
          </table:table-cell>
          <table:table-cell office:value-type="string" calcext:value-type="string">
            <text:p>THAP4-like, heme-binding beta-barrel domain</text:p>
          </table:table-cell>
          <table:table-cell office:value-type="string" calcext:value-type="string">
            <text:p>Eusociality</text:p>
          </table:table-cell>
        </table:table-row>
        <table:table-row table:style-name="ro1">
          <table:table-cell office:value-type="string" calcext:value-type="string">
            <text:p>IPR018272</text:p>
          </table:table-cell>
          <table:table-cell office:value-type="string" calcext:value-type="string">
            <text:p>PRANC domain</text:p>
          </table:table-cell>
          <table:table-cell office:value-type="string" calcext:value-type="string">
            <text:p>Parasitism/parasitoidism</text:p>
          </table:table-cell>
        </table:table-row>
        <table:table-row table:style-name="ro1">
          <table:table-cell office:value-type="string" calcext:value-type="string">
            <text:p>IPR019023</text:p>
          </table:table-cell>
          <table:table-cell office:value-type="string" calcext:value-type="string">
            <text:p>Lamin-B receptor of TUDOR domain</text:p>
          </table:table-cell>
          <table:table-cell office:value-type="string" calcext:value-type="string">
            <text:p>Eusociality</text:p>
          </table:table-cell>
        </table:table-row>
        <table:table-row table:style-name="ro1">
          <table:table-cell office:value-type="string" calcext:value-type="string">
            <text:p>IPR024665</text:p>
          </table:table-cell>
          <table:table-cell office:value-type="string" calcext:value-type="string">
            <text:p>Thrombospondin/cartilage oligomeric matrix protein, coiled-coil domain</text:p>
          </table:table-cell>
          <table:table-cell office:value-type="string" calcext:value-type="string">
            <text:p>Parasitism/parasitoidism</text:p>
          </table:table-cell>
        </table:table-row>
        <table:table-row table:style-name="ro1">
          <table:table-cell office:value-type="string" calcext:value-type="string">
            <text:p>IPR026071</text:p>
          </table:table-cell>
          <table:table-cell office:value-type="string" calcext:value-type="string">
            <text:p>Glycosyl hydrolase family 99</text:p>
          </table:table-cell>
          <table:table-cell office:value-type="string" calcext:value-type="string">
            <text:p>Parasitism/parasitoidism</text:p>
          </table:table-cell>
        </table:table-row>
        <table:table-row table:style-name="ro1">
          <table:table-cell office:value-type="string" calcext:value-type="string">
            <text:p>IPR027513</text:p>
          </table:table-cell>
          <table:table-cell office:value-type="string" calcext:value-type="string">
            <text:p>RNA-splicing ligase RtcB homologue, eukaryotic</text:p>
          </table:table-cell>
          <table:table-cell office:value-type="string" calcext:value-type="string">
            <text:p>Parasitism/parasitoidism</text:p>
          </table:table-cell>
        </table:table-row>
        <table:table-row table:style-name="ro1">
          <table:table-cell office:value-type="string" calcext:value-type="string">
            <text:p>IPR030603</text:p>
          </table:table-cell>
          <table:table-cell office:value-type="string" calcext:value-type="string">
            <text:p>Kelch-like protein 18, BTB/POZ domain</text:p>
          </table:table-cell>
          <table:table-cell office:value-type="string" calcext:value-type="string">
            <text:p>Parasitism/parasitoidism</text:p>
          </table:table-cell>
        </table:table-row>
        <table:table-row table:style-name="ro1">
          <table:table-cell office:value-type="string" calcext:value-type="string">
            <text:p>IPR033650</text:p>
          </table:table-cell>
          <table:table-cell office:value-type="string" calcext:value-type="string">
            <text:p>Mitochondrial ribosomal protein L46 NUDIX</text:p>
          </table:table-cell>
          <table:table-cell office:value-type="string" calcext:value-type="string">
            <text:p>Eusociality</text:p>
          </table:table-cell>
        </table:table-row>
        <table:table-row table:style-name="ro1">
          <table:table-cell office:value-type="string" calcext:value-type="string">
            <text:p>IPR039042</text:p>
          </table:table-cell>
          <table:table-cell office:value-type="string" calcext:value-type="string">
            <text:p>UDP-N-acetylglucosamine transferase subunit Alg13-like</text:p>
          </table:table-cell>
          <table:table-cell office:value-type="string" calcext:value-type="string">
            <text:p>Eusociality</text:p>
          </table:table-cell>
        </table:table-row>
        <table:table-row table:style-name="ro1">
          <table:table-cell office:value-type="string" calcext:value-type="string">
            <text:p>IPR039878</text:p>
          </table:table-cell>
          <table:table-cell office:value-type="string" calcext:value-type="string">
            <text:p>RNA-binding protein 33</text:p>
          </table:table-cell>
          <table:table-cell office:value-type="string" calcext:value-type="string">
            <text:p>Parasitism/parasitoidism</text:p>
          </table:table-cell>
        </table:table-row>
        <table:table-row table:style-name="ro1">
          <table:table-cell office:value-type="string" calcext:value-type="string">
            <text:p>IPR041421</text:p>
          </table:table-cell>
          <table:table-cell office:value-type="string" calcext:value-type="string">
            <text:p>Ubl4, C-terminal TUGS domain</text:p>
          </table:table-cell>
          <table:table-cell office:value-type="string" calcext:value-type="string">
            <text:p>Parasitism/parasitoidism</text:p>
          </table:table-cell>
        </table:table-row>
        <table:table-row table:style-name="ro1">
          <table:table-cell office:value-type="string" calcext:value-type="string">
            <text:p>IPR041989</text:p>
          </table:table-cell>
          <table:table-cell office:value-type="string" calcext:value-type="string">
            <text:p>TOPK, catalytic domain</text:p>
          </table:table-cell>
          <table:table-cell office:value-type="string" calcext:value-type="string">
            <text:p>Eusociality</text:p>
          </table:table-cell>
        </table:table-row>
        <table:table-row table:style-name="ro1">
          <table:table-cell office:value-type="string" calcext:value-type="string">
            <text:p>IPR042027</text:p>
          </table:table-cell>
          <table:table-cell office:value-type="string" calcext:value-type="string">
            <text:p>Sedoheptulokinase</text:p>
          </table:table-cell>
          <table:table-cell office:value-type="string" calcext:value-type="string">
            <text:p>Parasitism/parasitoidism</text:p>
          </table:table-cell>
        </table:table-row>
      </table:table>
      <table:table table:name="SUP4B_IPR_function" table:style-name="ta1">
        <table:table-column table:style-name="co1" table:default-cell-style-name="ce2"/>
        <table:table-column table:style-name="co4" table:default-cell-style-name="ce3"/>
        <table:table-column table:style-name="co5" table:default-cell-style-name="ce2"/>
        <table:table-row table:style-name="ro1">
          <table:table-cell table:style-name="ce1" office:value-type="string" calcext:value-type="string">
            <text:p>ipr</text:p>
          </table:table-cell>
          <table:table-cell table:style-name="ce1" office:value-type="string" calcext:value-type="string">
            <text:p>function</text:p>
          </table:table-cell>
          <table:table-cell table:style-name="ce1" office:value-type="string" calcext:value-type="string">
            <text:p>references_with_ids</text:p>
          </table:table-cell>
        </table:table-row>
        <table:table-row table:style-name="ro2">
          <table:table-cell office:value-type="string" calcext:value-type="string">
            <text:p>IPR000718</text:p>
          </table:table-cell>
          <table:table-cell office:value-type="string" calcext:value-type="string">
            <text:p>Domain present in the protein <text:span text:style-name="T1">neprylisin</text:span><text:span text:style-name="T2">, a venom protein with a paralysing effect which is expanded in parasitoid and solitary hunting wasps.</text:span></text:p>
          </table:table-cell>
          <table:table-cell table:style-name="ce5" office:value-type="string" calcext:value-type="string">
            <text:p>Yang et al. 2021 (1); Yoon et al. 2020 (2); Turner et al. 2001 (3)</text:p>
          </table:table-cell>
        </table:table-row>
        <table:table-row table:style-name="ro3">
          <table:table-cell office:value-type="string" calcext:value-type="string">
            <text:p>IPR002625</text:p>
          </table:table-cell>
          <table:table-cell office:value-type="string" calcext:value-type="string">
            <text:p>Endonuclease domain present in <text:span text:style-name="T1">MutS2</text:span><text:span text:style-name="T2"> proteins and in our dataset present in </text:span><text:span text:style-name="T1">NEDD4-binding protein 2</text:span><text:span text:style-name="T2"> proteins. Suggested functions in mismatch repair, activation of ubiquitylation in T cells and potential role in human cancer.</text:span></text:p>
          </table:table-cell>
          <table:table-cell table:style-name="ce5" office:value-type="string" calcext:value-type="string">
            <text:p>Diercks et al. 2008 (4); Fukui et al. 2007 (5); Sasahira et al. 2016 (6); Zheng et al. 2007 (7); Yang and Kumar 2010 (8)</text:p>
          </table:table-cell>
        </table:table-row>
        <table:table-row table:style-name="ro4">
          <table:table-cell office:value-type="string" calcext:value-type="string">
            <text:p>IPR008025</text:p>
          </table:table-cell>
          <table:table-cell office:value-type="string" calcext:value-type="string">
            <text:p>Present in the proteins <text:span text:style-name="T1">protein phosphatase 1 regulatory subunit 14C</text:span><text:span text:style-name="T2"> and </text:span><text:span text:style-name="T1">14B</text:span><text:span text:style-name="T3">. Regulates the activity of </text:span><text:span text:style-name="T4">protein phosphatase 1 </text:span><text:span text:style-name="T2">(</text:span><text:span text:style-name="T1">PP1</text:span><text:span text:style-name="T2">) and induces cell proliferation. Human homologues are associated with DNA repair machinery, cancer and with neuronal signaling in mice. Knockdown and knockout in humans is associated with low cell viability.</text:span></text:p>
          </table:table-cell>
          <table:table-cell office:value-type="string" calcext:value-type="string">
            <text:p>Eto 2009 (9); Simpson et al. 2012 (10); Vizeacoumar et al. 2013 (11); Gong et al. 2005 (12)</text:p>
          </table:table-cell>
        </table:table-row>
        <table:table-row table:style-name="ro3">
          <table:table-cell office:value-type="string" calcext:value-type="string">
            <text:p>IPR010995</text:p>
          </table:table-cell>
          <table:table-cell office:value-type="string" calcext:value-type="string">
            <text:p>Domain present in <text:span text:style-name="T1">RAD51 </text:span><text:span text:style-name="T2">and its paralog </text:span><text:span text:style-name="T1">DMC1</text:span><text:span text:style-name="T3">. Both genes are important for meiosis. </text:span><text:span text:style-name="T4">RAD51 </text:span><text:span text:style-name="T2">is present in most Hymenoptera and </text:span><text:span text:style-name="T1">DMC1</text:span><text:span text:style-name="T2"> was lost multiple times independently within the order.</text:span></text:p>
          </table:table-cell>
          <table:table-cell office:value-type="string" calcext:value-type="string">
            <text:p>Tvedte et al. 2017 (13)</text:p>
          </table:table-cell>
        </table:table-row>
        <table:table-row table:style-name="ro5">
          <table:table-cell office:value-type="string" calcext:value-type="string">
            <text:p>IPR011940</text:p>
          </table:table-cell>
          <table:table-cell office:value-type="string" calcext:value-type="string">
            <text:p>This is the protein <text:span text:style-name="T1">meiotic recombination protein DMC1/LIM15 homolog </text:span><text:span text:style-name="T2">(</text:span><text:span text:style-name="T1">DMC1</text:span><text:span text:style-name="T2">). It’s a meiosis-specific gene whose presence is an indicator of the existence of meiosis in the organism and therefore of sexual reproduction in eukaryotes. Some of the meiotic repertoire genes were lost in Hymenoptera, who also partake in haplodiploid and assexual reproduction. The presence of this gene doesn’t seem to be essential for a working meiosis machinery. Its function is in generating a double-strand break for the initiation of meiosis.</text:span></text:p>
          </table:table-cell>
          <table:table-cell office:value-type="string" calcext:value-type="string">
            <text:p>Tvedte et al. 2017 (13)</text:p>
          </table:table-cell>
        </table:table-row>
        <table:table-row table:style-name="ro4">
          <table:table-cell office:value-type="string" calcext:value-type="string">
            <text:p>IPR014878</text:p>
          </table:table-cell>
          <table:table-cell office:value-type="string" calcext:value-type="string">
            <text:p>Heme-binding domain of the protein <text:span text:style-name="T1">THAP domain-containing protein 4</text:span><text:span text:style-name="T2"> (</text:span><text:span text:style-name="T1">THAP4</text:span><text:span text:style-name="T2">), which is involved in the detoxification of peroxynitrite, a toxic oxide compound spontaneously formed by the interaction of free nitric oxide with superoxides. It was found to be potentially associated with living in hypoxic environments, in which oxidative stress does happen.</text:span></text:p>
          </table:table-cell>
          <table:table-cell office:value-type="string" calcext:value-type="string">
            <text:p>Barth et al. 2019 (14); De Simone et al. 2018 (15)</text:p>
          </table:table-cell>
        </table:table-row>
        <table:table-row table:style-name="ro6">
          <table:table-cell office:value-type="string" calcext:value-type="string">
            <text:p>IPR018272</text:p>
          </table:table-cell>
          <table:table-cell office:value-type="string" calcext:value-type="string">
            <text:p>This domain is associated with Poxvirus proteins, and it is believed to have been horizontally transferred to different insect lineages (including Hymenoptera) independently multiple times, possibly through their sexual parasite <text:span text:style-name="T5">Wolbachia sp.</text:span><text:span text:style-name="T2"> Evidence shows that genes containing this domain are actually transcribed in insects. It is commonly present in genes with </text:span><text:span text:style-name="T1">ankyrin repeat</text:span><text:span text:style-name="T6"> domains, which is the case for all PRANC-containing genes in our dataset. </text:span><text:span text:style-name="T1">Ankyrin repeat</text:span><text:span text:style-name="T2">-containing genes are associated with protein-protein interaction and may have gene regulatory roles.</text:span></text:p>
          </table:table-cell>
          <table:table-cell office:value-type="string" calcext:value-type="string">
            <text:p>Nakabachi 2015 (16); Werren et al. 2010 (17); Pers and Lynch 2018 (18)</text:p>
          </table:table-cell>
        </table:table-row>
        <table:table-row table:style-name="ro7">
          <table:table-cell office:value-type="string" calcext:value-type="string">
            <text:p>IPR019023</text:p>
          </table:table-cell>
          <table:table-cell office:value-type="string" calcext:value-type="string">
            <text:p>Present in the protein <text:span text:style-name="T1">delta(14)-sterol reductase</text:span><text:span text:style-name="T2">, this domain is critical for the protein’s function in the cholesterol biosynthesis pathway. Cholesterol is a precursor for the biosynthesis of ecdysteroid hormones, which are important for many signaling, behavioural and developmental processes in Hymenoptera.</text:span></text:p>
          </table:table-cell>
          <table:table-cell office:value-type="string" calcext:value-type="string">
            <text:p>Niwa and Niwa 2014 (19); Waterham 2006 (20); Suzzoni et al. 1980 (21); Hsiao and Hsiao 1969 (22); Bloch et al. 2000 (23); Tsai et al. 2016 (24)</text:p>
          </table:table-cell>
        </table:table-row>
        <table:table-row table:style-name="ro3">
          <table:table-cell office:value-type="string" calcext:value-type="string">
            <text:p>IPR024665</text:p>
          </table:table-cell>
          <table:table-cell office:value-type="string" calcext:value-type="string">
            <text:p>Present in the protein <text:span text:style-name="T7">cartilage oligomeric matrix protein </text:span><text:span text:style-name="T2">(</text:span><text:span text:style-name="T1">COMP</text:span><text:span text:style-name="T6">/</text:span><text:span text:style-name="T4">TSP5</text:span><text:span text:style-name="T2">), also known as </text:span><text:span text:style-name="T1">thrombospondin 5</text:span><text:span text:style-name="T2">. Important for cell structure, cytoskeleton, cell migration and angiogenesis.</text:span></text:p>
          </table:table-cell>
          <table:table-cell office:value-type="string" calcext:value-type="string">
            <text:p>Adams et al. 2003 (25)</text:p>
          </table:table-cell>
        </table:table-row>
        <table:table-row table:style-name="ro7">
          <table:table-cell office:value-type="string" calcext:value-type="string">
            <text:p>IPR026071</text:p>
          </table:table-cell>
          <table:table-cell office:value-type="string" calcext:value-type="string">
            <text:p>Domain present in <text:span text:style-name="T1">glycoprotein endo-alpha-1,2-mannosidase </text:span><text:span text:style-name="T2">and </text:span><text:span text:style-name="T1">mannosidase endo-alpha-like </text:span><text:span text:style-name="T2">proteins, which cleave N-glycans in glycoproteins, which is important for protein folding, quality control, traffic, recognition and function. Hymenoptera venoms are rich in N-glycan containing glycoproteins.</text:span></text:p>
          </table:table-cell>
          <table:table-cell office:value-type="string" calcext:value-type="string">
            <text:p>Sobala et al. 2020 (26); Leluk et al. 1989 (27); Brehler et al. 2013 (28)</text:p>
          </table:table-cell>
        </table:table-row>
        <table:table-row table:style-name="ro3">
          <table:table-cell office:value-type="string" calcext:value-type="string">
            <text:p>IPR027513</text:p>
          </table:table-cell>
          <table:table-cell office:value-type="string" calcext:value-type="string">
            <text:p>Eukaryotic homologue of a bacterial tRNA-splicing ligase. Is is an essential part of a tRNA maturation complex and its depletion interferes with maturation of tRNA in eukaryotes.</text:p>
          </table:table-cell>
          <table:table-cell office:value-type="string" calcext:value-type="string">
            <text:p>Popow et al. 2011 (29)</text:p>
          </table:table-cell>
        </table:table-row>
        <table:table-row table:style-name="ro7">
          <table:table-cell office:value-type="string" calcext:value-type="string">
            <text:p>IPR030603</text:p>
          </table:table-cell>
          <table:table-cell table:style-name="ce4" office:value-type="string" calcext:value-type="string">
            <text:p>Kelch-like protein 18 <text:span text:style-name="T8">(</text:span><text:span text:style-name="T1">KLHL18</text:span><text:span text:style-name="T2">) is an E3 (ubiquitin ligase) protein which is involved in mitotic entry in association with </text:span><text:span text:style-name="T9">CUL3</text:span><text:span text:style-name="T2"> through the activation of </text:span><text:span text:style-name="T1">Aurora-A</text:span><text:span text:style-name="T2">. It has an important function in the light-shadow shift adaptation in vertebrates, by controling the localization of the transducin Tα in rod cells.</text:span></text:p>
          </table:table-cell>
          <table:table-cell office:value-type="string" calcext:value-type="string">
            <text:p>Moghe et al. 2012 (30); Chaya et al. 2019 (31)</text:p>
          </table:table-cell>
        </table:table-row>
        <table:table-row table:style-name="ro7">
          <table:table-cell office:value-type="string" calcext:value-type="string">
            <text:p>IPR033650</text:p>
          </table:table-cell>
          <table:table-cell office:value-type="string" calcext:value-type="string">
            <text:p>The <text:span text:style-name="T1">NUDIX </text:span><text:span text:style-name="T2">domain of the protein </text:span><text:span text:style-name="T1">mitochondrial ribosomal protein L46 </text:span><text:span text:style-name="T3">(</text:span><text:span text:style-name="T4">MRP L46</text:span><text:span text:style-name="T2">) is a hydrolase domain that is present in proteins with housecleaning functions. Its knockdown in </text:span><text:span text:style-name="T1">Drosophila melanogaster </text:span><text:span text:style-name="T2">is associated with lethality and an atypical pain response.</text:span></text:p>
          </table:table-cell>
          <table:table-cell office:value-type="string" calcext:value-type="string">
            <text:p>McLennan 2006 (32); Schnorrer et al. 2010 (33); Neely et al. 2010 (34)</text:p>
          </table:table-cell>
        </table:table-row>
        <table:table-row table:style-name="ro1">
          <table:table-cell office:value-type="string" calcext:value-type="string">
            <text:p>IPR039042</text:p>
          </table:table-cell>
          <table:table-cell table:style-name="ce2" office:value-type="string" calcext:value-type="string">
            <text:p>Has role in N-glycosylation. It is important for the maturation of glycoproteins.</text:p>
          </table:table-cell>
          <table:table-cell office:value-type="string" calcext:value-type="string">
            <text:p>Gao et al. 2005 (35)</text:p>
          </table:table-cell>
        </table:table-row>
        <table:table-row table:style-name="ro7">
          <table:table-cell office:value-type="string" calcext:value-type="string">
            <text:p>IPR039878</text:p>
          </table:table-cell>
          <table:table-cell office:value-type="string" calcext:value-type="string">
            <text:p>The protein <text:span text:style-name="T1">RBM33</text:span><text:span text:style-name="T2"> seems to be involved together with </text:span><text:span text:style-name="T1">ALKBH5</text:span><text:span text:style-name="T2"> in the demethylation of m6A in some specific mRNAs. It is also involved in the nuclear export of some intronless GC rich RNAs. Is also involved with human head-neck squamous cell carcinoma.</text:span></text:p>
          </table:table-cell>
          <table:table-cell office:value-type="string" calcext:value-type="string">
            <text:p>Yu et al. 2023 (36); Thomas et al. 2022 (37)</text:p>
          </table:table-cell>
        </table:table-row>
        <table:table-row table:style-name="ro3">
          <table:table-cell office:value-type="string" calcext:value-type="string">
            <text:p>IPR041421</text:p>
          </table:table-cell>
          <table:table-cell office:value-type="string" calcext:value-type="string">
            <text:p>The protein <text:span text:style-name="T1">ubiquitin-like protein 4A </text:span><text:span text:style-name="T2">doesn’t have an ubiquitin function, instead working as a chaperone. It is involved in anti-tumorigenesis and NfκB-mediated immune response.</text:span></text:p>
          </table:table-cell>
          <table:table-cell office:value-type="string" calcext:value-type="string">
            <text:p>Zhang et al. 2020 (38)</text:p>
          </table:table-cell>
        </table:table-row>
        <table:table-row table:style-name="ro2">
          <table:table-cell office:value-type="string" calcext:value-type="string">
            <text:p>IPR041989</text:p>
          </table:table-cell>
          <table:table-cell office:value-type="string" calcext:value-type="string">
            <text:p><text:span text:style-name="T5">Lymphokine-activated killer T-cell-originated protein kinase </text:span><text:span text:style-name="T2">(</text:span><text:span text:style-name="T1">TOPK </text:span><text:span text:style-name="T6">or its human homologue </text:span><text:span text:style-name="T1">PBK</text:span><text:span text:style-name="T2">) has a critical role in mitosis, especially in cytokinesis.</text:span></text:p>
          </table:table-cell>
          <table:table-cell office:value-type="string" calcext:value-type="string">
            <text:p>Park et al. 2010 (39); Abe et al. 2007 (40)</text:p>
          </table:table-cell>
        </table:table-row>
        <table:table-row table:style-name="ro2">
          <table:table-cell office:value-type="string" calcext:value-type="string">
            <text:p>IPR042027</text:p>
          </table:table-cell>
          <table:table-cell table:style-name="ce4" office:value-type="string" calcext:value-type="string">
            <text:p>Sedoheptulokinase <text:span text:style-name="T2">is involved in the pentose phosphate metabolism pathway. It may have a role in specific immune response-related metabolic control.</text:span></text:p>
          </table:table-cell>
          <table:table-cell office:value-type="string" calcext:value-type="string">
            <text:p>Kovářová and Barrett 2016 (41); Rabold et al. 2017 (42); Ferro et al. 2019 (43)</text:p>
          </table:table-cell>
        </table:table-row>
      </table:table>
      <table:table table:name="SUP4C_IPR_References_citations" table:style-name="ta1">
        <table:table-column table:style-name="co6" table:default-cell-style-name="Default"/>
        <table:table-column table:style-name="co7" table:default-cell-style-name="Default"/>
        <table:table-column table:style-name="co8" table:default-cell-style-name="ce8"/>
        <table:table-row table:style-name="ro1">
          <table:table-cell table:style-name="ce1" office:value-type="string" calcext:value-type="string">
            <text:p>id</text:p>
          </table:table-cell>
          <table:table-cell table:style-name="ce1" office:value-type="string" calcext:value-type="string">
            <text:p>citation</text:p>
          </table:table-cell>
          <table:table-cell table:style-name="ce7" office:value-type="string" calcext:value-type="string">
            <text:p>full_reference</text:p>
          </table:table-cell>
        </table:table-row>
        <table:table-row table:style-name="ro3">
          <table:table-cell office:value-type="float" office:value="1" calcext:value-type="float">
            <text:p>1</text:p>
          </table:table-cell>
          <table:table-cell office:value-type="string" calcext:value-type="string">
            <text:p>Yang et al. 2021</text:p>
          </table:table-cell>
          <table:table-cell office:value-type="string" calcext:value-type="string">
            <text:p>Yang Y, Ye X, Dang C, Cao Y, Hong R, Sun YH, Xiao S, Mei Y, Xu L, Fang Q, et al. 2021. Genome of the pincer wasp Gonatopus flavifemur reveals unique venom evolution and a dual adaptation to parasitism and predation. BMC Biol 19:145.</text:p>
          </table:table-cell>
        </table:table-row>
        <table:table-row table:style-name="ro3">
          <table:table-cell office:value-type="float" office:value="2" calcext:value-type="float">
            <text:p>2</text:p>
          </table:table-cell>
          <table:table-cell office:value-type="string" calcext:value-type="string">
            <text:p>Yoon et al. 2020</text:p>
          </table:table-cell>
          <table:table-cell office:value-type="string" calcext:value-type="string">
            <text:p>Yoon KA, Kim K, Kim W-J, Bang WY, Ahn N-H, Bae C-H, Yeo J-H, Lee SH. 2020. Characterization of Venom Components and Their Phylogenetic Properties in Some Aculeate Bumblebees and Wasps. Toxins 12:47.</text:p>
          </table:table-cell>
        </table:table-row>
        <table:table-row table:style-name="ro2">
          <table:table-cell office:value-type="float" office:value="3" calcext:value-type="float">
            <text:p>3</text:p>
          </table:table-cell>
          <table:table-cell office:value-type="string" calcext:value-type="string">
            <text:p>Turner et al. 2001</text:p>
          </table:table-cell>
          <table:table-cell office:value-type="string" calcext:value-type="string">
            <text:p>Turner AJ, Isaac RE, Coates D. 2001. The neprilysin (NEP) family of zinc metalloendopeptidases: Genomics and function. BioEssays 23:261–269.</text:p>
          </table:table-cell>
        </table:table-row>
        <table:table-row table:style-name="ro3">
          <table:table-cell office:value-type="float" office:value="4" calcext:value-type="float">
            <text:p>4</text:p>
          </table:table-cell>
          <table:table-cell office:value-type="string" calcext:value-type="string">
            <text:p>Diercks et al. 2008 </text:p>
          </table:table-cell>
          <table:table-cell office:value-type="string" calcext:value-type="string">
            <text:p>Diercks T, Ab E, Daniels MA, de Jong RN, Besseling R, Kaptein R, Folkers GE. 2008. Solution Structure and Characterization of the DNA-Binding Activity of the B3BP–Smr Domain. Journal of Molecular Biology 383:1156–1170.</text:p>
          </table:table-cell>
        </table:table-row>
        <table:table-row table:style-name="ro2">
          <table:table-cell office:value-type="float" office:value="5" calcext:value-type="float">
            <text:p>5</text:p>
          </table:table-cell>
          <table:table-cell office:value-type="string" calcext:value-type="string">
            <text:p>Fukui et al. 2007</text:p>
          </table:table-cell>
          <table:table-cell office:value-type="string" calcext:value-type="string">
            <text:p>Fukui K, Kosaka H, Kuramitsu S, Masui R. 2007. Nuclease activity of the MutS homologue MutS2 from Thermus thermophilus is confined to the Smr domain. Nucleic Acids Research 35:850–860.</text:p>
          </table:table-cell>
        </table:table-row>
        <table:table-row table:style-name="ro2">
          <table:table-cell office:value-type="float" office:value="6" calcext:value-type="float">
            <text:p>6</text:p>
          </table:table-cell>
          <table:table-cell office:value-type="string" calcext:value-type="string">
            <text:p>Sasahira et al. 2016</text:p>
          </table:table-cell>
          <table:table-cell office:value-type="string" calcext:value-type="string">
            <text:p>Sasahira T, Kurihara M, Nishiguchi Y, Fujiwara R, Kirita T, Kuniyasu H. 2016. NEDD 4 binding protein 2-like 1 promotes cancer cell invasion in oral squamous cell carcinoma. Virchows Arch 469:163–172.</text:p>
          </table:table-cell>
        </table:table-row>
        <table:table-row table:style-name="ro3">
          <table:table-cell office:value-type="float" office:value="7" calcext:value-type="float">
            <text:p>7</text:p>
          </table:table-cell>
          <table:table-cell office:value-type="string" calcext:value-type="string">
            <text:p>Zheng et al. 2007</text:p>
          </table:table-cell>
          <table:table-cell office:value-type="string" calcext:value-type="string">
            <text:p>Zheng M-Z, Qin H-D, Yu X-J, Zhang R-H, Chen L-Z, Feng Q-S, Zeng Y-X. 2007. Haplotype of gene Nedd4 binding protein 2 associated with sporadic nasopharyngeal carcinoma in the Southern Chinese population. Journal of Translational Medicine 5:36.</text:p>
          </table:table-cell>
        </table:table-row>
        <table:table-row table:style-name="ro2">
          <table:table-cell office:value-type="float" office:value="8" calcext:value-type="float">
            <text:p>8</text:p>
          </table:table-cell>
          <table:table-cell office:value-type="string" calcext:value-type="string">
            <text:p>Yang and Kumar 2010</text:p>
          </table:table-cell>
          <table:table-cell office:value-type="string" calcext:value-type="string">
            <text:p>Yang B, Kumar S. 2010. Nedd4 and Nedd4-2: closely related ubiquitin-protein ligases with distinct physiological functions. Cell Death Differ 17:68–77.</text:p>
          </table:table-cell>
        </table:table-row>
        <table:table-row table:style-name="ro2">
          <table:table-cell office:value-type="float" office:value="9" calcext:value-type="float">
            <text:p>9</text:p>
          </table:table-cell>
          <table:table-cell table:style-name="ce6" office:value-type="string" calcext:value-type="string">
            <text:p>Eto 2009</text:p>
          </table:table-cell>
          <table:table-cell office:value-type="string" calcext:value-type="string">
            <text:p>Eto M. 2009. Regulation of Cellular Protein Phosphatase-1 (PP1) by Phosphorylation of the CPI-17 Family, C-kinase-activated PP1 Inhibitors *. Journal of Biological Chemistry 284:35273–35277.</text:p>
          </table:table-cell>
        </table:table-row>
        <table:table-row table:style-name="ro3">
          <table:table-cell office:value-type="float" office:value="10" calcext:value-type="float">
            <text:p>10</text:p>
          </table:table-cell>
          <table:table-cell office:value-type="string" calcext:value-type="string">
            <text:p>Simpson et al. 2012</text:p>
          </table:table-cell>
          <table:table-cell office:value-type="string" calcext:value-type="string">
            <text:p>Simpson JC, Joggerst B, Laketa V, Verissimo F, Cetin C, Erfle H, Bexiga MG, Singan VR, Hériché J-K, Neumann B, et al. 2012. Genome-wide RNAi screening identifies human proteins with a regulatory function in the early secretory pathway. Nat Cell Biol 14:764–774.</text:p>
          </table:table-cell>
        </table:table-row>
        <table:table-row table:style-name="ro3">
          <table:table-cell office:value-type="float" office:value="11" calcext:value-type="float">
            <text:p>11</text:p>
          </table:table-cell>
          <table:table-cell office:value-type="string" calcext:value-type="string">
            <text:p>Vizeacoumar et al. 2013</text:p>
          </table:table-cell>
          <table:table-cell office:value-type="string" calcext:value-type="string">
            <text:p>Vizeacoumar FJ, Arnold R, Vizeacoumar FS, Chandrashekhar M, Buzina A, Young JTF, Kwan JHM, Sayad A, Mero P, Lawo S, et al. 2013. A negative genetic interaction map in isogenic cancer cell lines reveals cancer cell vulnerabilities. Mol Syst Biol 9:696.</text:p>
          </table:table-cell>
        </table:table-row>
        <table:table-row table:style-name="ro2">
          <table:table-cell office:value-type="float" office:value="12" calcext:value-type="float">
            <text:p>12</text:p>
          </table:table-cell>
          <table:table-cell office:value-type="string" calcext:value-type="string">
            <text:p>Gong et al. 2005</text:p>
          </table:table-cell>
          <table:table-cell office:value-type="string" calcext:value-type="string">
            <text:p>Gong J-P, Liu Q-R, Zhang P-W, Wang Y, Uhl GR. 2005. Mouse brain localization of the protein kinase C-enhanced phosphatase 1 inhibitor KEPI (Kinase C-Enhanced PP1 Inhibitor). Neuroscience 132:713–727.</text:p>
          </table:table-cell>
        </table:table-row>
        <table:table-row table:style-name="ro2">
          <table:table-cell office:value-type="float" office:value="13" calcext:value-type="float">
            <text:p>13</text:p>
          </table:table-cell>
          <table:table-cell table:style-name="ce6" office:value-type="string" calcext:value-type="string">
            <text:p>Tvedte et al. 2017</text:p>
          </table:table-cell>
          <table:table-cell office:value-type="string" calcext:value-type="string">
            <text:p>Tvedte ES, Forbes AA, Logsdon JM Jr. 2017. Retention of Core Meiotic Genes Across Diverse Hymenoptera. Journal of Heredity 108:791–806.</text:p>
          </table:table-cell>
        </table:table-row>
        <table:table-row table:style-name="ro3">
          <table:table-cell office:value-type="float" office:value="14" calcext:value-type="float">
            <text:p>14</text:p>
          </table:table-cell>
          <table:table-cell table:style-name="ce6" office:value-type="string" calcext:value-type="string">
            <text:p>Barth et al. 2019</text:p>
          </table:table-cell>
          <table:table-cell office:value-type="string" calcext:value-type="string">
            <text:p>Barth JMI, Villegas‐Ríos D, Freitas C, Moland E, Star B, André C, Knutsen H, Bradbury I, Dierking J, Petereit C, et al. 2019. Disentangling structural genomic and behavioural barriers in a sea of connectivity. Mol Ecol 28:1394–1411.</text:p>
          </table:table-cell>
        </table:table-row>
        <table:table-row table:style-name="ro2">
          <table:table-cell office:value-type="float" office:value="15" calcext:value-type="float">
            <text:p>15</text:p>
          </table:table-cell>
          <table:table-cell office:value-type="string" calcext:value-type="string">
            <text:p>De Simone et al. 2018</text:p>
          </table:table-cell>
          <table:table-cell office:value-type="string" calcext:value-type="string">
            <text:p>De Simone G, di Masi A, Polticelli F, Ascenzi P. 2018. Human nitrobindin: the first example of an all‐β‐barrel ferric heme‐protein that catalyzes peroxynitrite detoxification. FEBS Open Bio 8:2002–2010.</text:p>
          </table:table-cell>
        </table:table-row>
        <table:table-row table:style-name="ro1">
          <table:table-cell office:value-type="float" office:value="16" calcext:value-type="float">
            <text:p>16</text:p>
          </table:table-cell>
          <table:table-cell office:value-type="string" calcext:value-type="string">
            <text:p>Nakabachi 2015</text:p>
          </table:table-cell>
          <table:table-cell office:value-type="string" calcext:value-type="string">
            <text:p>Nakabachi A. 2015. Horizontal gene transfers in insects. Current Opinion in Insect Science 7:24–29.</text:p>
          </table:table-cell>
        </table:table-row>
        <table:table-row table:style-name="ro3">
          <table:table-cell office:value-type="float" office:value="17" calcext:value-type="float">
            <text:p>17</text:p>
          </table:table-cell>
          <table:table-cell office:value-type="string" calcext:value-type="string">
            <text:p>Werren et al. 2010</text:p>
          </table:table-cell>
          <table:table-cell office:value-type="string" calcext:value-type="string">
            <text:p>Werren JH, Richards S, Desjardins CA, Niehuis O, Gadau J, Colbourne JK, THE NASONIA GENOME WORKING GROUP, Beukeboom LW, Desplan C, Elsik CG, et al. 2010. Functional and Evolutionary Insights from the Genomes of Three Parasitoid Nasonia Species. Science 327:343–348.</text:p>
          </table:table-cell>
        </table:table-row>
        <table:table-row table:style-name="ro2">
          <table:table-cell office:value-type="float" office:value="18" calcext:value-type="float">
            <text:p>18</text:p>
          </table:table-cell>
          <table:table-cell office:value-type="string" calcext:value-type="string">
            <text:p>Pers and Lynch 2018</text:p>
          </table:table-cell>
          <table:table-cell office:value-type="string" calcext:value-type="string">
            <text:p>Pers D, Lynch JA. 2018. Ankyrin domain encoding genes from an ancient horizontal transfer are functionally integrated into Nasonia developmental gene regulatory networks. Genome Biol 19:148.</text:p>
          </table:table-cell>
        </table:table-row>
        <table:table-row table:style-name="ro2">
          <table:table-cell office:value-type="float" office:value="19" calcext:value-type="float">
            <text:p>19</text:p>
          </table:table-cell>
          <table:table-cell table:style-name="ce6" office:value-type="string" calcext:value-type="string">
            <text:p>Niwa and Niwa 2014</text:p>
          </table:table-cell>
          <table:table-cell office:value-type="string" calcext:value-type="string">
            <text:p>Niwa R, Niwa YS. 2014. Enzymes for ecdysteroid biosynthesis: their biological functions in insects and beyond. Bioscience, Biotechnology, and Biochemistry 78:1283–1292.</text:p>
          </table:table-cell>
        </table:table-row>
        <table:table-row table:style-name="ro1">
          <table:table-cell office:value-type="float" office:value="20" calcext:value-type="float">
            <text:p>20</text:p>
          </table:table-cell>
          <table:table-cell office:value-type="string" calcext:value-type="string">
            <text:p>Waterham 2006</text:p>
          </table:table-cell>
          <table:table-cell office:value-type="string" calcext:value-type="string">
            <text:p>Waterham HR. 2006. Defects of cholesterol biosynthesis. FEBS Letters 580:5442–5449.</text:p>
          </table:table-cell>
        </table:table-row>
        <table:table-row table:style-name="ro2">
          <table:table-cell office:value-type="float" office:value="21" calcext:value-type="float">
            <text:p>21</text:p>
          </table:table-cell>
          <table:table-cell office:value-type="string" calcext:value-type="string">
            <text:p>Suzzoni et al. 1980</text:p>
          </table:table-cell>
          <table:table-cell office:value-type="string" calcext:value-type="string">
            <text:p>Suzzoni JP, Passera L, Strambi A. 1980. Ecdysteroid titre and caste determination in the ant,Pheidole pallidula (Nyl.) (Hymenoptera: Formicidae). Experientia 36:1228–1229.</text:p>
          </table:table-cell>
        </table:table-row>
        <table:table-row table:style-name="ro2">
          <table:table-cell office:value-type="float" office:value="22" calcext:value-type="float">
            <text:p>22</text:p>
          </table:table-cell>
          <table:table-cell office:value-type="string" calcext:value-type="string">
            <text:p>Hsiao and Hsiao 1969</text:p>
          </table:table-cell>
          <table:table-cell office:value-type="string" calcext:value-type="string">
            <text:p>Hsiao C, Hsiao TH. 1969. Insect hormones: Their effects on diapause and development of hymenoptera. Life Sciences 8:767–774.</text:p>
          </table:table-cell>
        </table:table-row>
        <table:table-row table:style-name="ro2">
          <table:table-cell office:value-type="float" office:value="23" calcext:value-type="float">
            <text:p>23</text:p>
          </table:table-cell>
          <table:table-cell office:value-type="string" calcext:value-type="string">
            <text:p>Bloch et al. 2000</text:p>
          </table:table-cell>
          <table:table-cell office:value-type="string" calcext:value-type="string">
            <text:p>Bloch G, Hefetz A, Hartfelder K. 2000. Ecdysteroid titer, ovary status, and dominance in adult worker and queen bumble bees (Bombus terrestris). Journal of Insect Physiology 46:1033–1040.</text:p>
          </table:table-cell>
        </table:table-row>
        <table:table-row table:style-name="ro2">
          <table:table-cell office:value-type="float" office:value="24" calcext:value-type="float">
            <text:p>24</text:p>
          </table:table-cell>
          <table:table-cell office:value-type="string" calcext:value-type="string">
            <text:p>Tsai et al. 2016</text:p>
          </table:table-cell>
          <table:table-cell office:value-type="string" calcext:value-type="string">
            <text:p>Tsai P-L, Zhao C, Turner E, Schlieker C. 2016. The Lamin B receptor is essential for cholesterol synthesis and perturbed by disease-causing mutations. Elife 5:e16011.</text:p>
          </table:table-cell>
        </table:table-row>
        <table:table-row table:style-name="ro3">
          <table:table-cell office:value-type="float" office:value="25" calcext:value-type="float">
            <text:p>25</text:p>
          </table:table-cell>
          <table:table-cell office:value-type="string" calcext:value-type="string">
            <text:p>Adams et al. 2003</text:p>
          </table:table-cell>
          <table:table-cell office:value-type="string" calcext:value-type="string">
            <text:p>Adams JC, Monk R, Taylor AL, Ozbek S, Fascetti N, Baumgartner S, Engel J. 2003. Characterisation of Drosophila Thrombospondin Defines an Early Origin of Pentameric Thrombospondins. Journal of Molecular Biology 328:479–494.</text:p>
          </table:table-cell>
        </table:table-row>
        <table:table-row table:style-name="ro3">
          <table:table-cell office:value-type="float" office:value="26" calcext:value-type="float">
            <text:p>26</text:p>
          </table:table-cell>
          <table:table-cell office:value-type="string" calcext:value-type="string">
            <text:p>Sobala et al. 2020</text:p>
          </table:table-cell>
          <table:table-cell office:value-type="string" calcext:value-type="string">
            <text:p>Sobala ŁF, Fernandes PZ, Hakki Z, Thompson AJ, Howe JD, Hill M, Zitzmann N, Davies S, Stamataki Z, Butters TD, et al. 2020. Structure of human endo-α-1,2-mannosidase (MANEA), an antiviral host-glycosylation target. Proceedings of the National Academy of Sciences 117:29595–29601.</text:p>
          </table:table-cell>
        </table:table-row>
        <table:table-row table:style-name="ro2">
          <table:table-cell office:value-type="float" office:value="27" calcext:value-type="float">
            <text:p>27</text:p>
          </table:table-cell>
          <table:table-cell office:value-type="string" calcext:value-type="string">
            <text:p>Leluk et al. 1989</text:p>
          </table:table-cell>
          <table:table-cell office:value-type="string" calcext:value-type="string">
            <text:p>Leluk J, Schmidt J, Jones D. 1989. Comparative studies on the protein composition of hymenopteran venom reservoirs. Toxicon 27:105–114.</text:p>
          </table:table-cell>
        </table:table-row>
        <table:table-row table:style-name="ro2">
          <table:table-cell office:value-type="float" office:value="28" calcext:value-type="float">
            <text:p>28</text:p>
          </table:table-cell>
          <table:table-cell office:value-type="string" calcext:value-type="string">
            <text:p>Brehler et al. 2013</text:p>
          </table:table-cell>
          <table:table-cell office:value-type="string" calcext:value-type="string">
            <text:p>Brehler R, Grundmann S, Stöcker B. 2013. Cross-reacting carbohydrate determinants and hymenoptera venom allergy. Current Opinion in Allergy and Clinical Immunology 13:360.</text:p>
          </table:table-cell>
        </table:table-row>
        <table:table-row table:style-name="ro3">
          <table:table-cell office:value-type="float" office:value="29" calcext:value-type="float">
            <text:p>29</text:p>
          </table:table-cell>
          <table:table-cell office:value-type="string" calcext:value-type="string">
            <text:p>Popow et al. 2011</text:p>
          </table:table-cell>
          <table:table-cell office:value-type="string" calcext:value-type="string">
            <text:p>Popow J, Englert M, Weitzer S, Schleiffer A, Mierzwa B, Mechtler K, Trowitzsch S, Will CL, Lührmann R, Söll D, et al. 2011. HSPC117 Is the Essential Subunit of a Human tRNA Splicing Ligase Complex. Science 331:760–764.</text:p>
          </table:table-cell>
        </table:table-row>
        <table:table-row table:style-name="ro2">
          <table:table-cell office:value-type="float" office:value="30" calcext:value-type="float">
            <text:p>30</text:p>
          </table:table-cell>
          <table:table-cell office:value-type="string" calcext:value-type="string">
            <text:p>Moghe et al. 2012</text:p>
          </table:table-cell>
          <table:table-cell office:value-type="string" calcext:value-type="string">
            <text:p>Moghe S, Jiang F, Miura Y, Cerny RL, Tsai M, Furukawa M. 2011. The CUL3‐KLHL18 ligase regulates mitotic entry and ubiquitylates Aurora‐A. Biology Open 1:82–91.</text:p>
          </table:table-cell>
        </table:table-row>
        <table:table-row table:style-name="ro2">
          <table:table-cell office:value-type="float" office:value="31" calcext:value-type="float">
            <text:p>31</text:p>
          </table:table-cell>
          <table:table-cell office:value-type="string" calcext:value-type="string">
            <text:p>Chaya et al. 2019</text:p>
          </table:table-cell>
          <table:table-cell office:value-type="string" calcext:value-type="string">
            <text:p>Chaya T, Tsutsumi R, Varner LR, Maeda Y, Yoshida S, Furukawa T. 2019. Cul3-Klhl18 ubiquitin ligase modulates rod transducin translocation during light-dark adaptation. The EMBO Journal 38:e101409.</text:p>
          </table:table-cell>
        </table:table-row>
        <table:table-row table:style-name="ro1">
          <table:table-cell office:value-type="float" office:value="32" calcext:value-type="float">
            <text:p>32</text:p>
          </table:table-cell>
          <table:table-cell office:value-type="string" calcext:value-type="string">
            <text:p>McLennan 2006</text:p>
          </table:table-cell>
          <table:table-cell office:value-type="string" calcext:value-type="string">
            <text:p>McLennan AG. 2006. The Nudix hydrolase superfamily. Cell. Mol. Life Sci. 63:123–143.</text:p>
          </table:table-cell>
        </table:table-row>
        <table:table-row table:style-name="ro3">
          <table:table-cell office:value-type="float" office:value="33" calcext:value-type="float">
            <text:p>33</text:p>
          </table:table-cell>
          <table:table-cell office:value-type="string" calcext:value-type="string">
            <text:p>Schnorrer et al. 2010</text:p>
          </table:table-cell>
          <table:table-cell office:value-type="string" calcext:value-type="string">
            <text:p>Schnorrer F, Schönbauer C, Langer CCH, Dietzl G, Novatchkova M, Schernhuber K, Fellner M, Azaryan A, Radolf M, Stark A, et al. 2010. Systematic genetic analysis of muscle morphogenesis and function in Drosophila. Nature 464:287–291.</text:p>
          </table:table-cell>
        </table:table-row>
        <table:table-row table:style-name="ro3">
          <table:table-cell office:value-type="float" office:value="34" calcext:value-type="float">
            <text:p>34</text:p>
          </table:table-cell>
          <table:table-cell office:value-type="string" calcext:value-type="string">
            <text:p>Neely et al. 2010</text:p>
          </table:table-cell>
          <table:table-cell office:value-type="string" calcext:value-type="string">
            <text:p>Neely GG, Hess A, Costigan M, Keene AC, Goulas S, Langeslag M, Griffin RS, Belfer I, Dai F, Smith SB, et al. 2010. A Genome-wide Drosophila Screen for Heat Nociception Identifies α2δ3 as an Evolutionarily Conserved Pain Gene. Cell 143:628–638.</text:p>
          </table:table-cell>
        </table:table-row>
        <table:table-row table:style-name="ro3">
          <table:table-cell office:value-type="float" office:value="35" calcext:value-type="float">
            <text:p>35</text:p>
          </table:table-cell>
          <table:table-cell office:value-type="string" calcext:value-type="string">
            <text:p>Gao et al. 2005</text:p>
          </table:table-cell>
          <table:table-cell office:value-type="string" calcext:value-type="string">
            <text:p>Gao X-D, Tachikawa H, Sato T, Jigami Y, Dean N. 2005. Alg14 Recruits Alg13 to the Cytoplasmic Face of the Endoplasmic Reticulum to Form a Novel Bipartite UDP-N-acetylglucosamine Transferase Required for the Second Step of N-Linked Glycosylation *. Journal of Biological Chemistry 280:36254–36262.</text:p>
          </table:table-cell>
        </table:table-row>
        <table:table-row table:style-name="ro3">
          <table:table-cell office:value-type="float" office:value="36" calcext:value-type="float">
            <text:p>36</text:p>
          </table:table-cell>
          <table:table-cell office:value-type="string" calcext:value-type="string">
            <text:p>Yu et al. 2023</text:p>
          </table:table-cell>
          <table:table-cell office:value-type="string" calcext:value-type="string">
            <text:p>Yu F, Zhu AC, Liu S, Gao B, Wang Y, Khudaverdyan N, Yu C, Wu Q, Jiang Y, Song J, et al. 2023. RBM33 is a unique m6A RNA-binding protein that regulates ALKBH5 demethylase activity and substrate selectivity. Molecular Cell 83:2003-2019.e6.</text:p>
          </table:table-cell>
        </table:table-row>
        <table:table-row table:style-name="ro2">
          <table:table-cell office:value-type="float" office:value="37" calcext:value-type="float">
            <text:p>37</text:p>
          </table:table-cell>
          <table:table-cell office:value-type="string" calcext:value-type="string">
            <text:p>Thomas et al. 2022</text:p>
          </table:table-cell>
          <table:table-cell office:value-type="string" calcext:value-type="string">
            <text:p>Thomas A, Rehfeld F, Zhang H, Chang T-C, Goodarzi M, Gillet F, Mendell JT. 2022. RBM33 directs the nuclear export of transcripts containing GC-rich elements. Genes Dev. 36:550–565.</text:p>
          </table:table-cell>
        </table:table-row>
        <table:table-row table:style-name="ro2">
          <table:table-cell office:value-type="float" office:value="38" calcext:value-type="float">
            <text:p>38</text:p>
          </table:table-cell>
          <table:table-cell office:value-type="string" calcext:value-type="string">
            <text:p>Zhang et al. 2020</text:p>
          </table:table-cell>
          <table:table-cell office:value-type="string" calcext:value-type="string">
            <text:p>Zhang H, Zhao Y, Yao Q, Ye Z, Mañas A, Xiang J. 2020. Ubl4A is critical for mitochondrial fusion process under nutrient deprivation stress. PLOS ONE 15:e0242700.</text:p>
          </table:table-cell>
        </table:table-row>
        <table:table-row table:style-name="ro2">
          <table:table-cell office:value-type="float" office:value="39" calcext:value-type="float">
            <text:p>39</text:p>
          </table:table-cell>
          <table:table-cell office:value-type="string" calcext:value-type="string">
            <text:p>Park et al. 2010</text:p>
          </table:table-cell>
          <table:table-cell office:value-type="string" calcext:value-type="string">
            <text:p>Park J-H, Nishidate T, Nakamura Y, Katagiri T. 2010. Critical roles of T-LAK cell-originated protein kinase in cytokinesis. Cancer Science 101:403–411.</text:p>
          </table:table-cell>
        </table:table-row>
        <table:table-row table:style-name="ro3">
          <table:table-cell office:value-type="float" office:value="40" calcext:value-type="float">
            <text:p>40</text:p>
          </table:table-cell>
          <table:table-cell office:value-type="string" calcext:value-type="string">
            <text:p>Abe et al. 2007</text:p>
          </table:table-cell>
          <table:table-cell office:value-type="string" calcext:value-type="string">
            <text:p>Abe Y, Takeuchi T, Kagawa-Miki L, Ueda N, Shigemoto K, Yasukawa M, Kito K. 2007. A Mitotic Kinase TOPK Enhances Cdk1/cyclin B1-dependent Phosphorylation of PRC1 and Promotes Cytokinesis. Journal of Molecular Biology 370:231–245.</text:p>
          </table:table-cell>
        </table:table-row>
        <table:table-row table:style-name="ro2">
          <table:table-cell office:value-type="float" office:value="41" calcext:value-type="float">
            <text:p>41</text:p>
          </table:table-cell>
          <table:table-cell office:value-type="string" calcext:value-type="string">
            <text:p>Kovářová and Barrett 2016</text:p>
          </table:table-cell>
          <table:table-cell office:value-type="string" calcext:value-type="string">
            <text:p>Kovářová J, Barrett MP. 2016. The Pentose Phosphate Pathway in Parasitic Trypanosomatids. Trends in Parasitology 32:622–634.</text:p>
          </table:table-cell>
        </table:table-row>
        <table:table-row table:style-name="ro2">
          <table:table-cell office:value-type="float" office:value="42" calcext:value-type="float">
            <text:p>42</text:p>
          </table:table-cell>
          <table:table-cell office:value-type="string" calcext:value-type="string">
            <text:p>Rabold et al. 2017</text:p>
          </table:table-cell>
          <table:table-cell office:value-type="string" calcext:value-type="string">
            <text:p>Rabold K, Netea MG, Adema GJ, Netea-Maier RT. 2017. Cellular metabolism of tumor-associated macrophages – functional impact and consequences. FEBS Letters 591:3022–3041.</text:p>
          </table:table-cell>
        </table:table-row>
        <table:table-row table:style-name="ro2">
          <table:table-cell office:value-type="float" office:value="43" calcext:value-type="float">
            <text:p>43</text:p>
          </table:table-cell>
          <table:table-cell office:value-type="string" calcext:value-type="string">
            <text:p>Ferro et al. 2019</text:p>
          </table:table-cell>
          <table:table-cell office:value-type="string" calcext:value-type="string">
            <text:p>Ferro K, Peuß R, Yang W, Rosenstiel P, Schulenburg H, Kurtz J. 2019. Experimental evolution of immunological specificity. Proceedings of the National Academy of Sciences 116:20598–20604.</text:p>
          </table:table-cell>
        </table:table-row>
      </table:table>
      <table:table table:name="SUP4D_IPR_proteins" table:style-name="ta1">
        <table:table-column table:style-name="co1" table:default-cell-style-name="Default"/>
        <table:table-row table:style-name="ro1">
          <table:table-cell/>
        </table:table-row>
      </table:table>
      <table:table table:name="SUP4E_Additional_info" table:style-name="ta1">
        <table:table-column table:style-name="co1" table:default-cell-style-name="Default"/>
        <table:table-row table:style-name="ro1">
          <table:table-cell/>
        </table:table-row>
      </table:table>
      <table:named-expressions/>
      <table:database-ranges>
        <table:database-range table:name="__Anonymous_Sheet_DB__0" table:target-range-address="SUP4A_IPR_data.A1:SUP4A_IPR_data.C19" table:display-filter-buttons="true" table:contains-header="false">
          <table:sort>
            <table:sort-by table:field-number="0" table:data-type="automatic"/>
          </table:sort>
        </table:database-range>
        <table:database-range table:name="__Anonymous_Sheet_DB__1" table:target-range-address="SUP4B_IPR_function.A1:SUP4B_IPR_function.C19" table:display-filter-buttons="true"/>
        <table:database-range table:name="__Anonymous_Sheet_DB__2" table:target-range-address="SUP4C_IPR_References_citations.A1:SUP4C_IPR_References_citations.C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ycon Oliveira</meta:initial-creator>
    <meta:creation-date>2023-10-05T15:34:17.578631909</meta:creation-date>
    <dc:date>2023-10-05T20:13:33.492626636</dc:date>
    <dc:creator>Maycon Oliveira</dc:creator>
    <meta:editing-duration>PT4H39M15S</meta:editing-duration>
    <meta:editing-cycles>4</meta:editing-cycles>
    <meta:generator>LibreOffice/7.6.1.2$Linux_X86_64 LibreOffice_project/60$Build-2</meta:generator>
    <meta:document-statistic meta:table-count="5" meta:cell-count="246" meta:object-count="0"/>
  </office:meta>
</office:document-meta>
</file>